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fdbe" officeooo:paragraph-rsid="0008fdbe"/>
    </style:style>
    <style:style style:name="P2" style:family="paragraph" style:parent-style-name="Standard">
      <style:text-properties officeooo:rsid="0008fdbe" officeooo:paragraph-rsid="000aee24"/>
    </style:style>
    <style:style style:name="P3" style:family="paragraph" style:parent-style-name="Standard">
      <style:text-properties officeooo:rsid="0009a84c" officeooo:paragraph-rsid="0009a84c"/>
    </style:style>
    <style:style style:name="P4" style:family="paragraph" style:parent-style-name="Standard">
      <style:text-properties officeooo:rsid="0009a84c" officeooo:paragraph-rsid="000aee24"/>
    </style:style>
    <style:style style:name="P5" style:family="paragraph" style:parent-style-name="Standard">
      <style:text-properties officeooo:rsid="0009a84c" officeooo:paragraph-rsid="000afdd6"/>
    </style:style>
    <style:style style:name="P6" style:family="paragraph" style:parent-style-name="Standard">
      <style:text-properties officeooo:rsid="0009a84c" officeooo:paragraph-rsid="000b8b1b"/>
    </style:style>
    <style:style style:name="P7" style:family="paragraph" style:parent-style-name="Standard">
      <style:text-properties officeooo:rsid="0009a84c" officeooo:paragraph-rsid="000d2482"/>
    </style:style>
    <style:style style:name="P8" style:family="paragraph" style:parent-style-name="Standard">
      <style:text-properties officeooo:rsid="000afdd6" officeooo:paragraph-rsid="000afdd6"/>
    </style:style>
    <style:style style:name="P9" style:family="paragraph" style:parent-style-name="Standard">
      <style:text-properties fo:font-weight="bold" officeooo:rsid="0009a84c" officeooo:paragraph-rsid="0009a84c" style:font-weight-asian="bold" style:font-weight-complex="bold"/>
    </style:style>
    <style:style style:name="P10" style:family="paragraph" style:parent-style-name="Standard">
      <style:text-properties fo:font-weight="bold" officeooo:rsid="000afdd6" officeooo:paragraph-rsid="000afdd6" style:font-weight-asian="bold" style:font-weight-complex="bold"/>
    </style:style>
    <style:style style:name="P11" style:family="paragraph" style:parent-style-name="Standard">
      <style:text-properties officeooo:rsid="000b8b1b" officeooo:paragraph-rsid="000b8b1b"/>
    </style:style>
    <style:style style:name="P12" style:family="paragraph" style:parent-style-name="Standard">
      <style:text-properties officeooo:rsid="000c6fbc" officeooo:paragraph-rsid="000c6fbc"/>
    </style:style>
    <style:style style:name="P13" style:family="paragraph" style:parent-style-name="Standard">
      <style:text-properties officeooo:rsid="000cbc22" officeooo:paragraph-rsid="000cbc22"/>
    </style:style>
    <style:style style:name="T1" style:family="text">
      <style:text-properties officeooo:rsid="000a7b45"/>
    </style:style>
    <style:style style:name="T2" style:family="text">
      <style:text-properties officeooo:rsid="000aee24"/>
    </style:style>
    <style:style style:name="T3" style:family="text">
      <style:text-properties officeooo:rsid="000afdd6"/>
    </style:style>
    <style:style style:name="T4" style:family="text">
      <style:text-properties officeooo:rsid="000b8b1b"/>
    </style:style>
    <style:style style:name="T5" style:family="text">
      <style:text-properties officeooo:rsid="000c6fbc"/>
    </style:style>
    <style:style style:name="T6" style:family="text">
      <style:text-properties officeooo:rsid="000cbc22"/>
    </style:style>
    <style:style style:name="T7" style:family="text">
      <style:text-properties officeooo:rsid="000d24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Basics and misc</text:p>
      <text:p text:style-name="P1"><text:span text:style-name="T2">+</text:span>consensus <text:span text:style-name="T2">(Proc)</text:span></text:p>
      <text:p text:style-name="P2"><text:span text:style-name="T2">+</text:span>stack <text:span text:style-name="T2">(Proc)</text:span></text:p>
      <text:p text:style-name="P3"><text:span text:style-name="T2">+</text:span>hulls_by_group_2D</text:p>
      <text:p text:style-name="P3"><text:span text:style-name="T2">+</text:span>hulls_by_group_3D</text:p>
      <text:p text:style-name="P6">writeland.tps2 <text:span text:style-name="T7">(Proc)</text:span></text:p>
      <text:p text:style-name="P3"/>
      <text:p text:style-name="P9"><text:span text:style-name="T3">H</text:span>elpers and improvements</text:p>
      <text:p text:style-name="P3">efourier_i2 <text:span text:style-name="T2">(EFA)</text:span></text:p>
      <text:p text:style-name="P4">fourier2coo <text:span text:style-name="T2">(EFA)</text:span></text:p>
      <text:p text:style-name="P4">panel_ef <text:span text:style-name="T2">(EFA)</text:span></text:p>
      <text:p text:style-name="P4">correct.fourier <text:span text:style-name="T2">(EFA)</text:span></text:p>
      <text:p text:style-name="P7">edCurve_sample <text:span text:style-name="T7">(Proc)</text:span></text:p>
      <text:p text:style-name="P7">edSurface_sample <text:span text:style-name="T7">(Proc)</text:span></text:p>
      <text:p text:style-name="P7">readland.tps_list <text:span text:style-name="T7">(Proc)</text:span></text:p>
      <text:p text:style-name="P4">-read.mpp_all <text:span text:style-name="T4">(deprecated!)</text:span></text:p>
      <text:p text:style-name="P7">tps2d <text:span text:style-name="T1">(claudes)</text:span> <text:span text:style-name="T7">(Proc)</text:span></text:p>
      <text:p text:style-name="P7">deformGrid2d_amp <text:span text:style-name="T2">(pedido por Momo)</text:span> <text:span text:style-name="T7">(Proc)</text:span></text:p>
      <text:p text:style-name="P4"/>
      <text:p text:style-name="P10">Morphometric synthesis - basics</text:p>
      <text:p text:style-name="P8">*exp_var: get percentages of original variation accounted by a set of synthetic axes</text:p>
      <text:p text:style-name="P8">*rev_<text:span text:style-name="T4">eigen</text:span>: reverse <text:span text:style-name="T6">eigenanalysis</text:span></text:p>
      <text:p text:style-name="P8">*ax_ext / <text:span text:style-name="T4">sample_ax</text:span>: use rev_prcomp to get shapes <text:span text:style-name="T4">along</text:span> a synthetic axis </text:p>
      <text:p text:style-name="P8">*mspace: use ax_ext to plot morphospace</text:p>
      <text:p text:style-name="P5"/>
      <text:p text:style-name="P10">Morphometric synthesis – advanced</text:p>
      <text:p text:style-name="P8">detrend_shapes</text:p>
      <text:p text:style-name="P8">predict_shapes</text:p>
      <text:p text:style-name="P8">bg_prcomp</text:p>
      <text:p text:style-name="P8">parlesqu</text:p>
      <text:p text:style-name="P13">*par_prcomp</text:p>
      <text:p text:style-name="P12">*segres_mv</text:p>
      <text:p text:style-name="P8">*<text:span text:style-name="T5">project.consensus</text:span></text:p>
      <text:p text:style-name="P11">*project.axis</text:p>
      <text:p text:style-name="P11">*project.phylomorphospace</text:p>
      <text:p text:style-name="P11"/>
      <text:p text:style-name="P13">Other</text:p>
      <text:p text:style-name="P13">traj_dif</text:p>
      <text:p text:style-name="P13">traj_sim</text:p>
      <text:p text:style-name="P13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5T19:15:41.612000000</meta:creation-date>
    <dc:date>2022-04-26T11:05:16.629000000</dc:date>
    <meta:editing-duration>PT10H36M11S</meta:editing-duration>
    <meta:editing-cycles>1</meta:editing-cycles>
    <meta:document-statistic meta:table-count="0" meta:image-count="0" meta:object-count="0" meta:page-count="1" meta:paragraph-count="35" meta:word-count="91" meta:character-count="789" meta:non-whitespace-character-count="731"/>
    <meta:generator>LibreOffice/6.1.6.3$Windows_X86_64 LibreOffice_project/5896ab1714085361c45cf540f76f60673dd96a72</meta:generator>
  </office:meta>
</office:document-meta>
</file>